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7CC112382C9FE0C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69cm, 3.045cm, 11.518cm, 7.942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17cm" svg:height="24.435cm" svg:x="0.892cm" svg:y="1.792cm">
          <draw:image xlink:href="Pictures/10000000000005E8000007E07CC112382C9FE0C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2-16T15:32:00.362330152</dc:date>
    <meta:editing-duration>PT3M43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